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154.96mm"/>
    </style:style>
    <style:style style:name="co5" style:family="table-column">
      <style:table-column-properties fo:break-before="auto" style:column-width="8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table table:name="Tao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Name [size] 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Qua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Equipment </text:p>
          </table:table-cell>
          <table:table-cell office:value-type="string" calcext:value-type="string">
            <text:p>Special Rules </text:p>
          </table:table-cell>
          <table:table-cell office:value-type="string" calcext:value-type="string">
            <text:p>Upgrades 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ew cost</text:p>
          </table:table-cell>
          <table:table-cell table:style-name="Default" office:value-type="string" calcext:value-type="string">
            <text:p>cost change</text:p>
          </table:table-cell>
        </table:table-row>
        <table:table-row table:style-name="ro1">
          <table:table-cell office:value-type="string" calcext:value-type="string">
            <text:p>Battlesuit Capta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it Fists (A4, AP(1)) </text:p>
          </table:table-cell>
          <table:table-cell office:value-type="string" calcext:value-type="string">
            <text:p>Ambush, Flying, Hero, Tough(3) </text:p>
          </table:table-cell>
          <table:table-cell office:value-type="string" calcext:value-type="string">
            <text:p>A, B, I 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formula="of:=[.I2]/[.H2] -1" office:value-type="percentage" office:value="0.416666666666667" calcext:value-type="percentage">
            <text:p>41,67 %</text:p>
          </table:table-cell>
        </table:table-row>
        <table:table-row table:style-name="ro1">
          <table:table-cell office:value-type="string" calcext:value-type="string">
            <text:p>Grunt Capt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ulse Rifle (30”, A1, AP(1)), Ritual Dagger (A3) </text:p>
          </table:table-cell>
          <table:table-cell office:value-type="string" calcext:value-type="string">
            <text:p>Hero, Tough(3), Volley Fire </text:p>
          </table:table-cell>
          <table:table-cell office:value-type="string" calcext:value-type="string">
            <text:p>B 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formula="of:=[.I3]/[.H3] -1" office:value-type="percentage" office:value="-0.176470588235294" calcext:value-type="percentage">
            <text:p>-17,65 %</text:p>
          </table:table-cell>
        </table:table-row>
        <table:table-row table:style-name="ro1">
          <table:table-cell office:value-type="string" calcext:value-type="string">
            <text:p>Sa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cred Spear (A3) </text:p>
          </table:table-cell>
          <table:table-cell office:value-type="string" calcext:value-type="string">
            <text:p>Hero, Inspiring, Tough(3) </text:p>
          </table:table-cell>
          <table:table-cell office:value-type="string" calcext:value-type="string">
            <text:p>C 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formula="of:=[.I4]/[.H4] -1" office:value-type="percentage" office:value="-0.230769230769231" calcext:value-type="percentage">
            <text:p>-23,08 %</text:p>
          </table:table-cell>
        </table:table-row>
        <table:table-row table:style-name="ro1">
          <table:table-cell office:value-type="string" calcext:value-type="string">
            <text:p>Grunt Squ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lse Shotguns (12”, A2, AP(1)) </text:p>
          </table:table-cell>
          <table:table-cell office:value-type="string" calcext:value-type="string">
            <text:p>Good Shot </text:p>
          </table:table-cell>
          <table:table-cell office:value-type="string" calcext:value-type="string">
            <text:p>B, D 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[.I5]/[.H5] -1" office:value-type="percentage" office:value="-0.0625" calcext:value-type="percentage">
            <text:p>-6,25 %</text:p>
          </table:table-cell>
        </table:table-row>
        <table:table-row table:style-name="ro1">
          <table:table-cell office:value-type="string" calcext:value-type="string">
            <text:p>Spotter Squ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lse Carbines (18”, A2, AP(1)), Spotting Lasers </text:p>
          </table:table-cell>
          <table:table-cell office:value-type="string" calcext:value-type="string">
            <text:p>Good Shot, Scout </text:p>
          </table:table-cell>
          <table:table-cell office:value-type="string" calcext:value-type="string">
            <text:p>B, E 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table:formula="of:=[.I6]/[.H6] -1" office:value-type="percentage" office:value="-0.540540540540541" calcext:value-type="percentage">
            <text:p>-54,05 %</text:p>
          </table:table-cell>
        </table:table-row>
        <table:table-row table:style-name="ro1">
          <table:table-cell office:value-type="string" calcext:value-type="string">
            <text:p>Stealth Suit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atling Carbines (18”, A4, AP(1)) </text:p>
          </table:table-cell>
          <table:table-cell office:value-type="string" calcext:value-type="string">
            <text:p>Ambush, Good Shot, Scout, Stealth </text:p>
          </table:table-cell>
          <table:table-cell office:value-type="string" calcext:value-type="string">
            <text:p>B, G 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table:formula="of:=[.I7]/[.H7] -1" office:value-type="percentage" office:value="0.173913043478261" calcext:value-type="percentage">
            <text:p>17,39 %</text:p>
          </table:table-cell>
        </table:table-row>
        <table:table-row table:style-name="ro1">
          <table:table-cell office:value-type="string" calcext:value-type="string">
            <text:p>Battle Sui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it Fists (A2, AP(1)) </text:p>
          </table:table-cell>
          <table:table-cell office:value-type="string" calcext:value-type="string">
            <text:p>Ambush, Flying, Tough(3) </text:p>
          </table:table-cell>
          <table:table-cell office:value-type="string" calcext:value-type="string">
            <text:p>A, B, J 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table:formula="of:=[.I8]/[.H8] -1" office:value-type="percentage" office:value="0.695652173913043" calcext:value-type="percentage">
            <text:p>69,57 %</text:p>
          </table:table-cell>
        </table:table-row>
        <table:table-row table:style-name="ro1">
          <table:table-cell office:value-type="string" calcext:value-type="string">
            <text:p>Sniper Dron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lse Rifles (30”, A1, AP(1)) </text:p>
          </table:table-cell>
          <table:table-cell office:value-type="string" calcext:value-type="string">
            <text:p>Ambush, Flying, Good Shot </text:p>
          </table:table-cell>
          <table:table-cell office:value-type="string" calcext:value-type="string">
            <text:p>F 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formula="of:=[.I9]/[.H9] -1" office:value-type="percentage" office:value="-0.236363636363636" calcext:value-type="percentage">
            <text:p>-23,64 %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ked Pulse Carbines (18”,A2,AP(1)) </text:p>
          </table:table-cell>
          <table:table-cell office:value-type="string" calcext:value-type="string">
            <text:p>Ambush, Flying, Good Shot </text:p>
          </table:table-cell>
          <table:table-cell office:value-type="string" calcext:value-type="string">
            <text:p>- 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formula="of:=[.I10]/[.H10] -1" office:value-type="percentage" office:value="-0.0416666666666666" calcext:value-type="percentage">
            <text:p>-4,17 %</text:p>
          </table:table-cell>
        </table:table-row>
        <table:table-row table:style-name="ro1">
          <table:table-cell office:value-type="string" calcext:value-type="string">
            <text:p>Jackal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ult Rifles (24”, A1) </text:p>
          </table:table-cell>
          <table:table-cell office:value-type="string" calcext:value-type="string">
            <text:p>Scout, Strider </text:p>
          </table:table-cell>
          <table:table-cell office:value-type="string" calcext:value-type="string">
            <text:p>H 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I11]/[.H11] -1" office:value-type="percentage" office:value="-0.25" calcext:value-type="percentage">
            <text:p>-25,00 %</text:p>
          </table:table-cell>
        </table:table-row>
        <table:table-row table:style-name="ro1">
          <table:table-cell office:value-type="string" calcext:value-type="string">
            <text:p>Jackal Hound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ws (A3) </text:p>
          </table:table-cell>
          <table:table-cell office:value-type="string" calcext:value-type="string">
            <text:p>Fast, Scout, Strider </text:p>
          </table:table-cell>
          <table:table-cell office:value-type="string" calcext:value-type="string">
            <text:p>- 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I12]/[.H12] -1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Jackal Beast Rider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cannons (48”, A2, AP(3)) </text:p>
          </table:table-cell>
          <table:table-cell office:value-type="string" calcext:value-type="string">
            <text:p>Scout, Strider, Tough(3) </text:p>
          </table:table-cell>
          <table:table-cell office:value-type="string" calcext:value-type="string">
            <text:p>- 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table:formula="of:=[.I13]/[.H13] -1" office:value-type="percentage" office:value="-0.2" calcext:value-type="percentage">
            <text:p>-20,00 %</text:p>
          </table:table-cell>
        </table:table-row>
        <table:table-row table:style-name="ro1">
          <table:table-cell office:value-type="string" calcext:value-type="string">
            <text:p>Locus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on Carbines (18”, A1, AP(1)) </text:p>
          </table:table-cell>
          <table:table-cell office:value-type="string" calcext:value-type="string">
            <text:p>Ambush, Flying </text:p>
          </table:table-cell>
          <table:table-cell office:value-type="string" calcext:value-type="string">
            <text:p>- 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table:formula="of:=[.I14]/[.H14] -1" office:value-type="percentage" office:value="-0.478260869565217" calcext:value-type="percentage">
            <text:p>-47,83 %</text:p>
          </table:table-cell>
        </table:table-row>
      </table:table>
      <table:table table:name="Tao_vehicle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Name [size] 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Qua </text:p>
          </table:table-cell>
          <table:table-cell office:value-type="string" calcext:value-type="string">
            <text:p>Def </text:p>
          </table:table-cell>
          <table:table-cell office:value-type="string" calcext:value-type="string">
            <text:p>Equipment </text:p>
          </table:table-cell>
          <table:table-cell office:value-type="string" calcext:value-type="string">
            <text:p>Special Rules 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ew cost</text:p>
          </table:table-cell>
          <table:table-cell table:style-name="Default" office:value-type="string" calcext:value-type="string">
            <text:p>cost change</text:p>
          </table:table-cell>
        </table:table-row>
        <table:table-row table:style-name="ro1">
          <table:table-cell office:value-type="string" calcext:value-type="string">
            <text:p>Hover Transpo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tling Carbine (18”, A4, AP(1)),2x Linked Pulse Carbines (18”, A2, AP(1))</text:p>
          </table:table-cell>
          <table:table-cell office:value-type="string" calcext:value-type="string">
            <text:p>Fast, Strider, Tough(3), Transport(11), Vehicle</text:p>
          </table:table-cell>
          <table:table-cell office:value-type="string" calcext:value-type="string">
            <text:p>A, B, C 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table:formula="of:=[.I2]/[.H2] -1" office:value-type="percentage" office:value="0.138461538461538" calcext:value-type="percentage">
            <text:p>13,85 %</text:p>
          </table:table-cell>
        </table:table-row>
        <table:table-row table:style-name="ro1">
          <table:table-cell office:value-type="string" calcext:value-type="string">
            <text:p>Hover Ta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lgun (48”, A1, AP(6), Deadly),2x Linked Pulse Carbines (18”, A2, AP(1))</text:p>
          </table:table-cell>
          <table:table-cell office:value-type="string" calcext:value-type="string">
            <text:p>Fast, Strider, Tough(6), Vehicle</text:p>
          </table:table-cell>
          <table:table-cell office:value-type="string" calcext:value-type="string">
            <text:p>A, B, C, D </text:p>
          </table:table-cell>
          <table:table-cell office:value-type="float" office:value="240" calcext:value-type="float">
            <text:p>240</text:p>
          </table:table-cell>
          <table:table-cell office:value-type="float" office:value="302" calcext:value-type="float">
            <text:p>302</text:p>
          </table:table-cell>
          <table:table-cell table:formula="of:=[.I3]/[.H3] -1" office:value-type="percentage" office:value="0.258333333333333" calcext:value-type="percentage">
            <text:p>25,83 %</text:p>
          </table:table-cell>
        </table:table-row>
        <table:table-row table:style-name="ro1">
          <table:table-cell office:value-type="string" calcext:value-type="string">
            <text:p>Hover Attack Bik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tling Carbine (18”, A4, AP(1)),2x Linked Pulse Carbines (18”, A2, AP(1))</text:p>
          </table:table-cell>
          <table:table-cell office:value-type="string" calcext:value-type="string">
            <text:p>Fast, Strider, Tough(3), Vehicle</text:p>
          </table:table-cell>
          <table:table-cell office:value-type="string" calcext:value-type="string">
            <text:p>B, C, E 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table:formula="of:=[.I4]/[.H4] -1" office:value-type="percentage" office:value="0.247619047619048" calcext:value-type="percentage">
            <text:p>24,76 %</text:p>
          </table:table-cell>
        </table:table-row>
        <table:table-row table:style-name="ro1">
          <table:table-cell office:value-type="string" calcext:value-type="string">
            <text:p>Heavy Stealth Su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avy Suit Fists (A3, AP(2)),Linked Flamethrower (12”, A6),Ion Carbine (18”, A1, AP(3), Blast(3))</text:p>
          </table:table-cell>
          <table:table-cell office:value-type="string" calcext:value-type="string">
            <text:p>Ambush, Flying, Tough(3), Stealth, Vehicle</text:p>
          </table:table-cell>
          <table:table-cell office:value-type="string" calcext:value-type="string">
            <text:p>F </text:p>
          </table:table-cell>
          <table:table-cell office:value-type="float" office:value="135" calcext:value-type="float">
            <text:p>135</text:p>
          </table:table-cell>
          <table:table-cell office:value-type="float" office:value="172" calcext:value-type="float">
            <text:p>172</text:p>
          </table:table-cell>
          <table:table-cell table:formula="of:=[.I5]/[.H5] -1" office:value-type="percentage" office:value="0.274074074074074" calcext:value-type="percentage">
            <text:p>27,41 %</text:p>
          </table:table-cell>
        </table:table-row>
        <table:table-row table:style-name="ro1">
          <table:table-cell office:value-type="string" calcext:value-type="string">
            <text:p>Heavy Battle Su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it Fists (A2, AP(1)),Linked Plasma Rifle (24”, A1, AP(3)),Linked Heavy Rail Rifle (48”, A1, AP(4), Deadly)</text:p>
          </table:table-cell>
          <table:table-cell office:value-type="string" calcext:value-type="string">
            <text:p>Tough(3), Vehicle </text:p>
          </table:table-cell>
          <table:table-cell office:value-type="string" calcext:value-type="string">
            <text:p>B, G 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table:formula="of:=[.I6]/[.H6] -1" office:value-type="percentage" office:value="-0.165714285714286" calcext:value-type="percentage">
            <text:p>-16,57 %</text:p>
          </table:table-cell>
        </table:table-row>
        <table:table-row table:style-name="ro1">
          <table:table-cell office:value-type="string" calcext:value-type="string">
            <text:p>Razor Figh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tling Carbine (18”, A4, AP(1)),Ion Tailgun (30”, A1, AP(3), Blast(6))</text:p>
          </table:table-cell>
          <table:table-cell office:value-type="string" calcext:value-type="string">
            <text:p>Flyer, Tough(3), Vehicle </text:p>
          </table:table-cell>
          <table:table-cell office:value-type="string" calcext:value-type="string">
            <text:p>B, H 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table:formula="of:=[.I7]/[.H7] -1" office:value-type="percentage" office:value="-0.145454545454546" calcext:value-type="percentage">
            <text:p>-14,55 %</text:p>
          </table:table-cell>
        </table:table-row>
        <table:table-row table:style-name="ro1">
          <table:table-cell office:value-type="string" calcext:value-type="string">
            <text:p>Sun Bomb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le Pod (36”, A2, AP(3)),Pulse Bombs (6”, A1, AP(1), Blast(6)),2x Linked Ion Rifle (30”, A1, AP(3), Blast(3))</text:p>
          </table:table-cell>
          <table:table-cell office:value-type="string" calcext:value-type="string">
            <text:p>Flyer, Tough(3), Vehicle </text:p>
          </table:table-cell>
          <table:table-cell office:value-type="string" calcext:value-type="string">
            <text:p>B, I </text:p>
          </table:table-cell>
          <table:table-cell office:value-type="float" office:value="235" calcext:value-type="float">
            <text:p>235</text:p>
          </table:table-cell>
          <table:table-cell office:value-type="float" office:value="183" calcext:value-type="float">
            <text:p>183</text:p>
          </table:table-cell>
          <table:table-cell table:formula="of:=[.I8]/[.H8] -1" office:value-type="percentage" office:value="-0.221276595744681" calcext:value-type="percentage">
            <text:p>-22,13 %</text:p>
          </table:table-cell>
        </table:table-row>
        <table:table-row table:style-name="ro1">
          <table:table-cell office:value-type="string" calcext:value-type="string">
            <text:p>Tide Tit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tan Stomp (A3, AP(2)),Linked Plasma Rifle (24”, A1, AP(3)),Heavy Gatling Carbine (36”, A8, AP(2))</text:p>
          </table:table-cell>
          <table:table-cell office:value-type="string" calcext:value-type="string">
            <text:p>Titan, Tough(6), Vehicle </text:p>
          </table:table-cell>
          <table:table-cell office:value-type="string" calcext:value-type="string">
            <text:p>J </text:p>
          </table:table-cell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  <table:table-cell table:formula="of:=[.I9]/[.H9] -1" office:value-type="percentage" office:value="-0.0657534246575342" calcext:value-type="percentage">
            <text:p>-6,58 %</text:p>
          </table:table-cell>
        </table:table-row>
        <table:table-row table:style-name="ro1">
          <table:table-cell office:value-type="string" calcext:value-type="string">
            <text:p>Surge Tit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tan Stomp (A3, AP(2)),Linked Flamethrower (12”, A6),Cluster Rockets (48”, A14, AP(1)),Pulse Cannon (24”, A2, AP(6), Blast(3)),Linked Smart Missiles (30”, A4, AP(1), Indirect),4x Destroyer Missiles (48”, A1, AP(4), Deadly, Limited)</text:p>
          </table:table-cell>
          <table:table-cell office:value-type="string" calcext:value-type="string">
            <text:p>Titan, Tough(9), Vehicle </text:p>
          </table:table-cell>
          <table:table-cell office:value-type="string" calcext:value-type="string">
            <text:p>K </text:p>
          </table:table-cell>
          <table:table-cell office:value-type="float" office:value="795" calcext:value-type="float">
            <text:p>795</text:p>
          </table:table-cell>
          <table:table-cell office:value-type="float" office:value="670" calcext:value-type="float">
            <text:p>670</text:p>
          </table:table-cell>
          <table:table-cell table:formula="of:=[.I10]/[.H10] -1" office:value-type="percentage" office:value="-0.157232704402516" calcext:value-type="percentage">
            <text:p>-15,72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9:37:16.052228</meta:creation-date>
    <dc:date>2017-09-29T09:44:37.317802697</dc:date>
    <meta:generator>LibreOffice/5.3.6.1$Linux_X86_64 LibreOffice_project/30m0$Build-1</meta:generator>
    <meta:editing-cycles>2</meta:editing-cycles>
    <meta:editing-duration>PT3M28S</meta:editing-duration>
    <meta:document-statistic meta:table-count="2" meta:cell-count="240" meta:object-count="0"/>
  </office:meta>
</office:document-meta>
</file>